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1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style:text-underline-style="none"/>
    </style:style>
    <style:style style:name="T3" style:family="text">
      <style:text-properties style:font-name="Times New Roman"/>
    </style:style>
    <style:style style:name="T4" style:family="text">
      <style:text-properties style:font-name="Times New Roman" style:text-underline-style="solid" style:text-underline-width="auto" style:text-underline-color="font-color"/>
    </style:style>
    <style:style style:name="T5" style:family="text">
      <style:text-properties style:font-name="Times New Roman" style:text-underline-style="none"/>
    </style:style>
    <style:style style:name="T6" style:family="text">
      <style:text-properties style:text-line-through-style="solid" style:font-name="Times New Roman1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7FF1_17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17, FF 1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, Hebrew<text:tab/><text:tab/><text:tab/><text:tab/><text:tab/></text:p>
      <text:p text:style-name="P4">Author of letter<text:tab/><text:tab/><text:tab/><text:tab/><text:tab/></text:p>
      <text:p text:style-name="P4">Signed letter<text:tab/><text:tab/><text:tab/><text:tab/><text:tab/>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</text:p>
      <text:p text:style-name="P4">Month<text:tab/><text:tab/><text:tab/><text:tab/><text:tab/><text:tab/>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</text:p>
      <text:p text:style-name="P4">State<text:tab/><text:tab/><text:tab/><text:tab/><text:tab/><text:tab/></text:p>
      <text:p text:style-name="P4">Country<text:tab/><text:tab/><text:tab/><text:tab/><text:tab/></text:p>
      <text:p text:style-name="P4">Subject<text:tab/><text:tab/><text:tab/><text:tab/><text:tab/>Jewish Interpretation of Isaiah 35; the golden rule; <text:tab/><text:tab/><text:tab/><text:tab/><text:tab/><text:tab/><text:tab/><text:tab/>marriage; Ten Commandments<text:tab/> 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<text:soft-page-break/>Calling Card</text:p>
      <text:p text:style-name="P4"/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Legal</text:p>
      <text:p text:style-name="P4">Number of Pages<text:tab/><text:tab/><text:tab/><text:tab/>2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>Also available in AJA Microfilm, Reel #202</text:p>
      <text:p text:style-name="P4"/>
      <text:p text:style-name="P4">VII Transcription</text:p>
      <text:p text:style-name="P2">(Symbols: ?=uncertain; []=supplied information; /=end of line)</text:p>
      <text:p text:style-name="P2"/>
      <text:p text:style-name="P2">[Page 1]</text:p>
      <text:p text:style-name="P2">1. <text:s/>Please give the Jewish interpretation of/ the 53 Chapter of Isaiah./<text:line-break/>x/</text:p>
      <text:p text:style-name="P2">2. <text:s/>Was the golden rule ever given/ out before the time of Rabbi Hillel,/ and if so by whom? +/</text:p>
      <text:p text:style-name="P2">3. <text:s/>Of what did the marriage ceremony/ consist at the time of the Patriarchs?/ <text:span text:style-name="T1">Ø</text:span><text:span text:style-name="T3">/</text:span></text:p>
      <text:p text:style-name="P2"><text:span text:style-name="T3">4. <text:s/>What was the Ethical Code or prac-/tice or standard of right and/ wrong previous to the promulgation/ of the Ten Commandments. </text:span><text:span text:style-name="T1">±</text:span><text:span text:style-name="T3">/</text:span></text:p>
      <text:p text:style-name="P5">5. <text:s/>When was the Book of Daniel/ written and by whom?/</text:p>
      <text:p text:style-name="P2"><text:span text:style-name="T3">x The Division of chapters dates from the 13th century (1240) &amp; was made by a/ certain Cardinal Hugo, the division of verses dates from the 15th (1445) &amp; was/ made by Mordecai Nathan who wrote a Concordance Jonathan who translates/ the Prophets in a legendary form, refers the Chapter to King Messiah, Rashi &amp; most/ of other commentators refer it to Israel in the present dispersion. <text:s/>Explain [Hebrew]/ &amp; the fact that no allusion is made in the chapter to the </text:span><text:span text:style-name="T4">original sin</text:span><text:span text:style-name="T5"> &amp; the necessity/ of a </text:span><text:span text:style-name="T5">bloody atonement./</text:span></text:p>
      <text:p text:style-name="P6">+ The Biblical precept [Hebrew] &amp; [Hebrew] are more definite than the/ rule [Hebrew]/</text:p>
      <text:p text:style-name="P7">Ø Bring what [Hebrew] writes at the beginning of [Hebrew]/ still from the case of [Hebrew] it would seem that a benediction accompanied/ the marriage./ [Hebrew]/</text:p>
      <text:p text:style-name="P7"/>
      <text:p text:style-name="P7"><text:soft-page-break/>[Page 2]</text:p>
      <text:p text:style-name="P7">[Hebrew]/</text:p>
      <text:p text:style-name="P2"><text:span text:style-name="T2">Why should the </text:span><text:span text:style-name="T6">write</text:span><text:span text:style-name="T2"> redactors have part in Aramaic </text:span><text:span text:style-name="T6">the Juda</text:span><text:span text:style-name="T2"> &amp; part in Hebrew [Hebrew]/ if they intended the book as worthy of being admitted [Hebrew]/ into the [?]? <text:s/>We see that they left the book/ of Sages, part Aramaic &amp; part Hebrew because they found it so. <text:s/>If the object was/ enigmatically to give vent to their feelings against Antiochus, what would/ they gain, by writing in a covert manner that neither he for whom the book/ was written, nor the people who were to read could understand it without an expla-/nation. <text:s/>Then why choose events supposed to have happened over 250 years before?/ <text:s/>Besides who but a person thoroughly acquainted with Babylonish[sic!] customs &amp; habits could/ tell so accurately the names of the different cities of [?] [Hebrew]. <text:s/>Then the account/ of the cruel manner of putting to death among Chaldeans has been corroborated by/ archaeological discoveries. <text:s/>([Hebrew] &amp; already Alexander had/ put an end even to the kingdom of Persia that succeeded the Babylonian/ No doubt interpolations have been introduced; the names of the [?]/ in a great measure swell, but it is impossible to tell even the origin of those/ Great names. <text:s/>Daniel is mentioned in Ezekiel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6T15:01:46.96</meta:creation-date>
    <dc:date>2012-03-01T14:18:21.17</dc:date>
    <dc:creator>Penn Libraries</dc:creator>
    <meta:editing-duration>PT00H09M14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3" meta:paragraph-count="73" meta:word-count="590" meta:character-count="3758"/>
  </office:meta>
</office:document-meta>
</file>